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1.6729in" style:rel-column-width="16383*"/>
    </style:style>
    <style:style style:name="tabela1.D" style:family="table-column">
      <style:table-column-properties style:column-width="1.6736in" style:rel-column-width="16386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D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0*"/>
    </style:style>
    <style:style style:name="Table1.B" style:family="table-column">
      <style:table-column-properties style:column-width="0.9563in" style:rel-column-width="9362*"/>
    </style:style>
    <style:style style:name="Table1.C" style:family="table-column">
      <style:table-column-properties style:column-width="0.9563in" style:rel-column-width="9363*"/>
    </style:style>
    <style:style style:name="Table1.D" style:family="table-column">
      <style:table-column-properties style:column-width="0.9563in" style:rel-column-width="9361*"/>
    </style:style>
    <style:style style:name="Table1.G" style:family="table-column">
      <style:table-column-properties style:column-width="0.9563in" style:rel-column-width="9365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9563in" style:rel-column-width="9360*"/>
    </style:style>
    <style:style style:name="Table2.B" style:family="table-column">
      <style:table-column-properties style:column-width="0.9563in" style:rel-column-width="9362*"/>
    </style:style>
    <style:style style:name="Table2.C" style:family="table-column">
      <style:table-column-properties style:column-width="0.9563in" style:rel-column-width="9363*"/>
    </style:style>
    <style:style style:name="Table2.D" style:family="table-column">
      <style:table-column-properties style:column-width="0.9563in" style:rel-column-width="9361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9563in" style:rel-column-width="9360*"/>
    </style:style>
    <style:style style:name="Table3.B" style:family="table-column">
      <style:table-column-properties style:column-width="0.9563in" style:rel-column-width="9362*"/>
    </style:style>
    <style:style style:name="Table3.C" style:family="table-column">
      <style:table-column-properties style:column-width="0.9563in" style:rel-column-width="9363*"/>
    </style:style>
    <style:style style:name="Table3.D" style:family="table-column">
      <style:table-column-properties style:column-width="0.9563in" style:rel-column-width="9361*"/>
    </style:style>
    <style:style style:name="Table3.G" style:family="table-column">
      <style:table-column-properties style:column-width="0.9563in" style:rel-column-width="9365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63in" style:rel-column-width="9360*"/>
    </style:style>
    <style:style style:name="Table4.B" style:family="table-column">
      <style:table-column-properties style:column-width="0.9563in" style:rel-column-width="9362*"/>
    </style:style>
    <style:style style:name="Table4.C" style:family="table-column">
      <style:table-column-properties style:column-width="0.9563in" style:rel-column-width="9363*"/>
    </style:style>
    <style:style style:name="Table4.D" style:family="table-column">
      <style:table-column-properties style:column-width="0.9563in" style:rel-column-width="9361*"/>
    </style:style>
    <style:style style:name="Table4.G" style:family="table-column">
      <style:table-column-properties style:column-width="0.9563in" style:rel-column-width="936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63in" style:rel-column-width="9360*"/>
    </style:style>
    <style:style style:name="Table5.B" style:family="table-column">
      <style:table-column-properties style:column-width="0.9563in" style:rel-column-width="9362*"/>
    </style:style>
    <style:style style:name="Table5.C" style:family="table-column">
      <style:table-column-properties style:column-width="0.9563in" style:rel-column-width="9363*"/>
    </style:style>
    <style:style style:name="Table5.D" style:family="table-column">
      <style:table-column-properties style:column-width="0.9563in" style:rel-column-width="9361*"/>
    </style:style>
    <style:style style:name="Table5.G" style:family="table-column">
      <style:table-column-properties style:column-width="0.9563in" style:rel-column-width="9365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E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63in" style:rel-column-width="9360*"/>
    </style:style>
    <style:style style:name="Table6.B" style:family="table-column">
      <style:table-column-properties style:column-width="0.9563in" style:rel-column-width="9362*"/>
    </style:style>
    <style:style style:name="Table6.C" style:family="table-column">
      <style:table-column-properties style:column-width="0.9563in" style:rel-column-width="9363*"/>
    </style:style>
    <style:style style:name="Table6.D" style:family="table-column">
      <style:table-column-properties style:column-width="0.9563in" style:rel-column-width="9361*"/>
    </style:style>
    <style:style style:name="Table6.G" style:family="table-column">
      <style:table-column-properties style:column-width="0.9563in" style:rel-column-width="9365*"/>
    </style:style>
    <style:style style:name="Table6.A1" style:family="table-cell">
      <style:table-cell-properties fo:padding="0.0382in" fo:border-left="none" fo:border-right="none" fo:border-top="none" fo:border-bottom="0.05pt solid #000000"/>
    </style:style>
    <style:style style:name="Table6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style:vertical-align="middle"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63in" style:rel-column-width="9360*"/>
    </style:style>
    <style:style style:name="Table7.B" style:family="table-column">
      <style:table-column-properties style:column-width="0.9563in" style:rel-column-width="9362*"/>
    </style:style>
    <style:style style:name="Table7.C" style:family="table-column">
      <style:table-column-properties style:column-width="0.9563in" style:rel-column-width="9363*"/>
    </style:style>
    <style:style style:name="Table7.D" style:family="table-column">
      <style:table-column-properties style:column-width="0.9563in" style:rel-column-width="9361*"/>
    </style:style>
    <style:style style:name="Table7.G" style:family="table-column">
      <style:table-column-properties style:column-width="0.9563in" style:rel-column-width="9365*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63in" style:rel-column-width="9360*"/>
    </style:style>
    <style:style style:name="Table8.B" style:family="table-column">
      <style:table-column-properties style:column-width="0.9563in" style:rel-column-width="9362*"/>
    </style:style>
    <style:style style:name="Table8.C" style:family="table-column">
      <style:table-column-properties style:column-width="0.9563in" style:rel-column-width="9363*"/>
    </style:style>
    <style:style style:name="Table8.D" style:family="table-column">
      <style:table-column-properties style:column-width="0.9563in" style:rel-column-width="9361*"/>
    </style:style>
    <style:style style:name="Table8.G" style:family="table-column">
      <style:table-column-properties style:column-width="0.9563in" style:rel-column-width="9365*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style:vertical-align="middle"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none" fo:border-top="none" fo:border-bottom="0.05pt solid #000000"/>
    </style:style>
    <style:style style:name="Table8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none" fo:border-top="none" fo:border-bottom="0.05pt solid #000000"/>
    </style:style>
    <style:style style:name="Table8.F4" style:family="table-cell">
      <style:table-cell-properties fo:padding="0.0382in" fo:border-left="0.05pt solid #000000" fo:border-right="none" fo:border-top="none" fo:border-bottom="0.05pt solid #000000"/>
    </style:style>
    <style:style style:name="Table8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none" fo:border-top="none" fo:border-bottom="0.05pt solid #000000"/>
    </style:style>
    <style:style style:name="Table8.E5" style:family="table-cell">
      <style:table-cell-properties fo:padding="0.0382in" fo:border-left="0.05pt solid #000000" fo:border-right="none" fo:border-top="none" fo:border-bottom="0.05pt solid #000000"/>
    </style:style>
    <style:style style:name="Table8.F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G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note">
      <style:text-properties officeooo:rsid="0023ad84" officeooo:paragraph-rsid="0023ad84"/>
    </style:style>
    <style:style style:name="P2" style:family="paragraph" style:parent-style-name="Table_20_Contents">
      <style:paragraph-properties fo:text-align="start" style:justify-single-word="false"/>
      <style:text-properties style:font-size-asian="14pt"/>
    </style:style>
    <style:style style:name="P3" style:family="paragraph" style:parent-style-name="Table_20_Contents">
      <style:paragraph-properties fo:text-align="start" style:justify-single-word="false"/>
      <style:text-properties officeooo:paragraph-rsid="0025ac26" style:font-size-asian="14pt"/>
    </style:style>
    <style:style style:name="P4" style:family="paragraph" style:parent-style-name="Table_20_Contents">
      <style:paragraph-properties fo:text-align="start" style:justify-single-word="false"/>
      <style:text-properties officeooo:paragraph-rsid="00266ccb" style:font-size-asian="14pt"/>
    </style:style>
    <style:style style:name="P5" style:family="paragraph" style:parent-style-name="Table_20_Contents">
      <style:paragraph-properties fo:text-align="center" style:justify-single-word="false"/>
      <style:text-properties fo:language="pt" fo:country="BR" officeooo:rsid="0023ad84" officeooo:paragraph-rsid="0023ad84" style:font-size-asian="14pt"/>
    </style:style>
    <style:style style:name="P6" style:family="paragraph" style:parent-style-name="Table_20_Contents">
      <style:paragraph-properties fo:text-align="center" style:justify-single-word="false"/>
      <style:text-properties fo:language="pt" fo:country="BR" style:font-size-asian="14pt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5ac26" officeooo:paragraph-rsid="0025ac26" style:font-size-asian="14pt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5ac26" officeooo:paragraph-rsid="00266ccb" style:font-size-asian="14pt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25ac26" officeooo:paragraph-rsid="0025ac26" style:font-size-asian="14pt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5ac26" officeooo:paragraph-rsid="00266ccb" style:font-size-asian="14pt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language="pt" fo:country="BR" fo:font-weight="bold" officeooo:rsid="00177a0c" style:font-size-asian="10.5pt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177a0c" officeooo:paragraph-rsid="001a275f" style:font-size-asian="10.5pt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language="pt" fo:country="BR" fo:font-weight="bold" officeooo:rsid="00178923" officeooo:paragraph-rsid="00178923" style:font-size-asian="10.5pt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language="pt" fo:country="BR" fo:font-weight="bold" officeooo:rsid="0024a4ea" officeooo:paragraph-rsid="00266ccb" style:font-size-asian="14pt" style:font-weight-asian="bold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language="pt" fo:country="BR" officeooo:rsid="00177a0c" officeooo:paragraph-rsid="00177a0c" style:font-size-asian="10.5pt"/>
    </style:style>
    <style:style style:name="P16" style:family="paragraph" style:parent-style-name="Standard">
      <style:paragraph-properties fo:line-height="150%" fo:text-align="end" style:justify-single-word="false"/>
      <style:text-properties fo:language="pt" fo:country="BR" officeooo:rsid="00177a0c" officeooo:paragraph-rsid="00177a0c" style:font-size-asian="10.5pt"/>
    </style:style>
    <style:style style:name="P17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77a0c" style:font-size-asian="10.5pt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78923" style:font-size-asian="10.5pt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bedd8" style:font-size-asian="10.5pt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22525a" style:font-size-asian="10.5pt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a190f" officeooo:paragraph-rsid="001a190f" style:font-size-asian="10.5pt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22525a" officeooo:paragraph-rsid="0022525a" style:font-size-asian="14pt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4a4ea" officeooo:paragraph-rsid="0024a4ea" style:font-size-asian="14pt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5ac26" officeooo:paragraph-rsid="00266ccb" style:font-size-asian="14pt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66ccb" officeooo:paragraph-rsid="00266ccb" fo:background-color="#ffff66" style:font-size-asian="14pt" style:font-weight-asian="normal" style:font-weight-complex="normal"/>
    </style:style>
    <style:style style:name="P26" style:family="paragraph" style:parent-style-name="Standard">
      <style:paragraph-properties fo:line-height="150%" fo:text-align="end" style:justify-single-word="false"/>
      <style:text-properties fo:language="pt" fo:country="BR" officeooo:rsid="00177a0c" officeooo:paragraph-rsid="00177a0c" fo:background-color="#ffff00" style:font-size-asian="10.5pt"/>
    </style:style>
    <style:style style:name="P27" style:family="paragraph" style:parent-style-name="Standard">
      <style:paragraph-properties fo:line-height="150%" fo:text-align="start" style:justify-single-word="false"/>
      <style:text-properties fo:language="pt" fo:country="BR" officeooo:rsid="001a190f" officeooo:paragraph-rsid="001a190f"/>
    </style:style>
    <style:style style:name="P28" style:family="paragraph" style:parent-style-name="Standard">
      <style:paragraph-properties fo:line-height="150%" fo:text-align="start" style:justify-single-word="false"/>
      <style:text-properties fo:font-size="12pt" fo:language="pt" fo:country="BR" fo:font-weight="bold" officeooo:rsid="00178923" officeooo:paragraph-rsid="00178923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" fo:font-size="7.34999990463257pt" fo:letter-spacing="normal" fo:language="pt" fo:country="BR" fo:font-style="normal" fo:font-weight="normal" officeooo:rsid="00178923" officeooo:paragraph-rsid="00178923" style:font-size-asian="10.5pt" style:font-weight-asian="bold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" fo:font-size="12pt" fo:letter-spacing="normal" fo:language="pt" fo:country="BR" fo:font-style="normal" fo:font-weight="normal" officeooo:rsid="00178923" officeooo:paragraph-rsid="0017892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font-size="16pt" fo:language="pt" fo:country="BR" fo:font-weight="bold" officeooo:rsid="00177a0c" officeooo:paragraph-rsid="00177a0c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Liberation Serif" fo:language="pt" fo:country="BR" fo:font-weight="normal" officeooo:rsid="0025ac26" officeooo:paragraph-rsid="00266ccb" style:font-size-asian="14pt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 fo:break-before="page"/>
      <style:text-properties fo:font-size="14pt" fo:language="pt" fo:country="BR" fo:font-weight="bold" officeooo:rsid="00178923" officeooo:paragraph-rsid="00178923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28c651" officeooo:paragraph-rsid="0028c651" style:font-size-asian="14pt"/>
    </style:style>
    <style:style style:name="P35" style:family="paragraph" style:parent-style-name="Table_20_Contents">
      <style:paragraph-properties fo:text-align="start" style:justify-single-word="false"/>
      <style:text-properties officeooo:rsid="0028c651" officeooo:paragraph-rsid="0029fb52" style:font-size-asian="14pt"/>
    </style:style>
    <style:style style:name="P36" style:family="paragraph" style:parent-style-name="Table_20_Contents">
      <style:paragraph-properties fo:text-align="start" style:justify-single-word="false"/>
      <style:text-properties officeooo:rsid="0029fb52" officeooo:paragraph-rsid="0029fb52" style:font-size-asian="14pt"/>
    </style:style>
    <style:style style:name="P37" style:family="paragraph" style:parent-style-name="Table_20_Contents">
      <style:paragraph-properties fo:text-align="start" style:justify-single-word="false"/>
      <style:text-properties officeooo:rsid="002a64ab" officeooo:paragraph-rsid="002a64ab" style:font-size-asian="14pt"/>
    </style:style>
    <style:style style:name="P38" style:family="paragraph" style:parent-style-name="Table_20_Contents">
      <style:paragraph-properties fo:text-align="start" style:justify-single-word="false"/>
      <style:text-properties officeooo:rsid="002b65b9" officeooo:paragraph-rsid="002b65b9" style:font-size-asian="14pt"/>
    </style:style>
    <style:style style:name="P39" style:family="paragraph" style:parent-style-name="Table_20_Contents">
      <style:paragraph-properties fo:text-align="start" style:justify-single-word="false"/>
      <style:text-properties officeooo:rsid="002c9c17" officeooo:paragraph-rsid="002c9c17" style:font-size-asian="14pt"/>
    </style:style>
    <style:style style:name="P40" style:family="paragraph" style:parent-style-name="Table_20_Contents">
      <style:paragraph-properties fo:text-align="start" style:justify-single-word="false"/>
      <style:text-properties officeooo:rsid="002c9c17" officeooo:paragraph-rsid="002f6bc5" style:font-size-asian="14pt"/>
    </style:style>
    <style:style style:name="P41" style:family="paragraph" style:parent-style-name="Table_20_Contents">
      <style:paragraph-properties fo:text-align="start" style:justify-single-word="false"/>
      <style:text-properties officeooo:rsid="002df2be" officeooo:paragraph-rsid="0029fb52" style:font-size-asian="14pt"/>
    </style:style>
    <style:style style:name="P42" style:family="paragraph" style:parent-style-name="Table_20_Contents">
      <style:paragraph-properties fo:text-align="start" style:justify-single-word="false"/>
      <style:text-properties officeooo:rsid="002df2be" officeooo:paragraph-rsid="002df2be" style:font-size-asian="14pt"/>
    </style:style>
    <style:style style:name="P43" style:family="paragraph" style:parent-style-name="Table_20_Contents">
      <style:paragraph-properties fo:text-align="start" style:justify-single-word="false"/>
      <style:text-properties officeooo:rsid="002df2be" officeooo:paragraph-rsid="0028c651" style:font-size-asian="14pt"/>
    </style:style>
    <style:style style:name="P44" style:family="paragraph" style:parent-style-name="Table_20_Contents">
      <style:paragraph-properties fo:text-align="start" style:justify-single-word="false"/>
      <style:text-properties officeooo:rsid="002f6bc5" officeooo:paragraph-rsid="002f6bc5" style:font-size-asian="14pt"/>
    </style:style>
    <style:style style:name="P45" style:family="paragraph" style:parent-style-name="Standard">
      <style:paragraph-properties fo:line-height="150%" fo:text-align="start" style:justify-single-word="false" fo:break-before="page"/>
      <style:text-properties fo:font-size="14pt" fo:language="pt" fo:country="BR" fo:font-weight="bold" officeooo:rsid="00177a0c" officeooo:paragraph-rsid="00177a0c" style:font-size-asian="10.5pt" style:font-weight-asian="bold" style:font-weight-complex="bold"/>
    </style:style>
    <style:style style:name="P46" style:family="paragraph" style:parent-style-name="Standard">
      <style:paragraph-properties fo:line-height="150%" fo:text-align="justify" style:justify-single-word="false" fo:break-before="page"/>
      <style:text-properties fo:font-size="14pt" fo:language="pt" fo:country="BR" fo:font-style="normal" fo:font-weight="bold" officeooo:rsid="001d6cf3" officeooo:paragraph-rsid="001d6cf3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fo:language="pt" fo:country="BR" fo:font-weight="normal" officeooo:rsid="001a190f" officeooo:paragraph-rsid="001a190f" style:font-size-asian="10.5pt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a190f" officeooo:paragraph-rsid="001a190f" style:font-size-asian="10.5pt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8923" officeooo:paragraph-rsid="001bedd8" style:font-size-asian="10.5pt" style:font-weight-asian="normal" style:font-weight-complex="normal"/>
    </style:style>
    <style:style style:name="P50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1a190f" officeooo:paragraph-rsid="001a190f"/>
    </style:style>
    <style:style style:name="P51" style:family="paragraph" style:parent-style-name="Standard">
      <style:paragraph-properties fo:line-height="150%" fo:text-align="justify" style:justify-single-word="false"/>
      <style:text-properties fo:language="pt" fo:country="BR" fo:font-style="normal" fo:font-weight="normal" officeooo:rsid="001a190f" officeooo:paragraph-rsid="00178923" style:font-size-asian="10.5pt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fo:font-size="14pt" fo:language="pt" fo:country="BR" fo:font-style="normal" fo:font-weight="bold" officeooo:rsid="001a190f" officeooo:paragraph-rsid="0022525a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fo:font-size="12pt" fo:language="pt" fo:country="BR" fo:font-style="normal" fo:font-weight="normal" officeooo:rsid="0023ad84" officeooo:paragraph-rsid="0022525a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line-height="150%" fo:text-align="center" style:justify-single-word="false"/>
      <style:text-properties fo:font-size="12pt" fo:language="pt" fo:country="BR" fo:font-style="normal" fo:font-weight="normal" officeooo:rsid="0023ad84" officeooo:paragraph-rsid="0023ad84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fo:font-size="12pt" fo:language="pt" fo:country="BR" fo:font-style="normal" fo:font-weight="normal" officeooo:rsid="0023ad84" officeooo:paragraph-rsid="00266ccb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4a4ea" officeooo:paragraph-rsid="0024a4ea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66ccb" officeooo:paragraph-rsid="00266ccb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4a4ea" officeooo:paragraph-rsid="0024a4e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66ccb" officeooo:paragraph-rsid="00266ccb" fo:background-color="#ffff66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bold" officeooo:rsid="0024a4ea" officeooo:paragraph-rsid="0024a4ea" fo:background-color="transparent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bold" officeooo:rsid="0024a4ea" officeooo:paragraph-rsid="0025ac26" fo:background-color="transparent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bold" officeooo:rsid="0024a4ea" officeooo:paragraph-rsid="00266ccb" fo:background-color="transparent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style:font-name="Liberation Serif" fo:font-size="12pt" fo:language="pt" fo:country="BR" fo:font-style="normal" fo:font-weight="normal" officeooo:rsid="0025ac26" officeooo:paragraph-rsid="0025ac2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line-height="150%" fo:text-align="center" style:justify-single-word="false"/>
      <style:text-properties style:font-name="Liberation Serif" fo:font-size="12pt" fo:language="pt" fo:country="BR" fo:font-style="normal" fo:font-weight="normal" officeooo:rsid="0025ac26" officeooo:paragraph-rsid="00266cc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" fo:font-size="12pt" fo:letter-spacing="normal" fo:language="pt" fo:country="BR" fo:font-style="normal" fo:font-weight="normal" officeooo:rsid="00178923" officeooo:paragraph-rsid="00178923" style:font-size-asian="12pt" style:font-weight-asian="bold" style:font-size-complex="12pt" style:font-weight-complex="bold"/>
    </style:style>
    <style:style style:name="T1" style:family="text">
      <style:text-properties officeooo:rsid="00178923"/>
    </style:style>
    <style:style style:name="T2" style:family="text">
      <style:text-properties fo:font-variant="normal" fo:text-transform="none" fo:color="#222222" style:font-name="Arial" fo:letter-spacing="normal" fo:font-style="normal"/>
    </style:style>
    <style:style style:name="T3" style:family="text">
      <style:text-properties fo:font-variant="normal" fo:text-transform="none" fo:color="#222222" style:font-name="Arial" fo:letter-spacing="normal" fo:font-style="normal" fo:font-weight="normal"/>
    </style:style>
    <style:style style:name="T4" style:family="text">
      <style:text-properties fo:font-style="normal" officeooo:rsid="001a190f" style:font-style-asian="normal" style:font-style-complex="normal"/>
    </style:style>
    <style:style style:name="T5" style:family="text">
      <style:text-properties fo:font-style="normal" officeooo:rsid="00266ccb" style:font-style-asian="normal" style:font-style-complex="normal"/>
    </style:style>
    <style:style style:name="T6" style:family="text">
      <style:text-properties fo:font-style="normal" fo:font-weight="normal" officeooo:rsid="001a275f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190f" style:font-weight-asian="normal" style:font-weight-complex="normal"/>
    </style:style>
    <style:style style:name="T9" style:family="text">
      <style:text-properties fo:font-weight="normal" officeooo:rsid="00178923" style:font-weight-asian="normal" style:font-weight-complex="normal"/>
    </style:style>
    <style:style style:name="T10" style:family="text">
      <style:text-properties fo:font-weight="normal" officeooo:rsid="001a275f" style:font-weight-asian="normal" style:font-weight-complex="normal"/>
    </style:style>
    <style:style style:name="T11" style:family="text">
      <style:text-properties fo:font-weight="normal" style:font-size-asian="10.5pt" style:font-weight-asian="normal" style:font-weight-complex="normal"/>
    </style:style>
    <style:style style:name="T12" style:family="text">
      <style:text-properties fo:font-weight="normal" officeooo:rsid="0020d25d" style:font-size-asian="10.5pt" style:font-weight-asian="normal" style:font-weight-complex="normal"/>
    </style:style>
    <style:style style:name="T13" style:family="text">
      <style:text-properties fo:font-style="italic" officeooo:rsid="001a190f" style:font-style-asian="italic" style:font-style-complex="italic"/>
    </style:style>
    <style:style style:name="T14" style:family="text">
      <style:text-properties fo:font-style="italic" officeooo:rsid="001a275f" style:font-style-asian="italic" style:font-style-complex="italic"/>
    </style:style>
    <style:style style:name="T15" style:family="text">
      <style:text-properties fo:font-style="italic" officeooo:rsid="00178923" style:font-style-asian="italic" style:font-style-complex="italic"/>
    </style:style>
    <style:style style:name="T16" style:family="text">
      <style:text-properties fo:font-style="italic" fo:font-weight="normal" officeooo:rsid="001a275f" style:font-style-asian="italic" style:font-weight-asian="normal" style:font-style-complex="italic" style:font-weight-complex="normal"/>
    </style:style>
    <style:style style:name="T17" style:family="text">
      <style:text-properties officeooo:rsid="001a190f"/>
    </style:style>
    <style:style style:name="T18" style:family="text">
      <style:text-properties officeooo:rsid="001a275f"/>
    </style:style>
    <style:style style:name="T19" style:family="text">
      <style:text-properties officeooo:rsid="001f2327"/>
    </style:style>
    <style:style style:name="T20" style:family="text">
      <style:text-properties fo:font-size="14pt" fo:font-style="normal" fo:font-weight="bold" officeooo:rsid="001a190f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bold" officeooo:rsid="001d6cf3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bold" officeooo:rsid="001d6cf3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fo:font-weight="bold" style:font-size-asian="10.5pt" style:font-weight-asian="bold" style:font-weight-complex="bold"/>
    </style:style>
    <style:style style:name="T24" style:family="text">
      <style:text-properties fo:font-size="14pt" fo:font-weight="bold" officeooo:rsid="0024a4ea" style:font-size-asian="10.5pt" style:font-weight-asian="bold" style:font-weight-complex="bold"/>
    </style:style>
    <style:style style:name="T25" style:family="text">
      <style:text-properties officeooo:rsid="0023ad84"/>
    </style:style>
    <style:style style:name="T26" style:family="text">
      <style:text-properties fo:font-size="12pt" fo:font-style="normal" style:font-style-asian="normal" style:font-size-complex="14pt" style:font-style-complex="normal"/>
    </style:style>
    <style:style style:name="T27" style:family="text">
      <style:text-properties fo:font-size="12pt" fo:font-style="normal" officeooo:rsid="001d6cf3" style:font-style-asian="normal" style:font-size-complex="14pt" style:font-style-complex="normal"/>
    </style:style>
    <style:style style:name="T28" style:family="text">
      <style:text-properties fo:font-size="12pt" fo:font-style="normal" officeooo:rsid="0023ad84" style:font-style-asian="normal" style:font-size-complex="14pt" style:font-style-complex="normal"/>
    </style:style>
    <style:style style:name="T29" style:family="text">
      <style:text-properties fo:font-size="12pt" fo:font-style="normal" officeooo:rsid="00266ccb" style:font-style-asian="normal" style:font-size-complex="14pt" style:font-style-complex="normal"/>
    </style:style>
    <style:style style:name="T30" style:family="text">
      <style:text-properties fo:font-size="12pt" fo:font-style="normal" fo:background-color="#ffff00" loext:char-shading-value="0" style:font-style-asian="normal" style:font-size-complex="14pt" style:font-style-complex="normal"/>
    </style:style>
    <style:style style:name="T31" style:family="text">
      <style:text-properties fo:font-size="12pt" fo:font-style="normal" fo:background-color="transparent" loext:char-shading-value="0" style:font-style-asian="normal" style:font-size-complex="14pt" style:font-style-complex="normal"/>
    </style:style>
    <style:style style:name="T32" style:family="text">
      <style:text-properties fo:font-size="12pt" fo:font-style="normal" officeooo:rsid="00266ccb" fo:background-color="transparent" loext:char-shading-value="0" style:font-style-asian="normal" style:font-size-complex="14pt" style:font-style-complex="normal"/>
    </style:style>
    <style:style style:name="T33" style:family="text">
      <style:text-properties fo:font-size="12pt" fo:font-style="normal" fo:background-color="#ffff66" loext:char-shading-value="0" style:font-style-asian="normal" style:font-size-complex="14pt" style:font-style-complex="normal"/>
    </style:style>
    <style:style style:name="T34" style:family="text">
      <style:text-properties fo:font-size="12pt" fo:font-style="italic" fo:background-color="transparent" loext:char-shading-value="0" style:font-style-asian="italic" style:font-size-complex="14pt" style:font-style-complex="italic"/>
    </style:style>
    <style:style style:name="T35" style:family="text">
      <style:text-properties fo:font-size="12pt" fo:font-style="italic" style:font-style-asian="italic" style:font-size-complex="14pt" style:font-style-complex="italic"/>
    </style:style>
    <style:style style:name="T36" style:family="text">
      <style:text-properties fo:font-size="12pt" fo:font-style="italic" officeooo:rsid="00266ccb" style:font-style-asian="italic" style:font-size-complex="14pt" style:font-style-complex="italic"/>
    </style:style>
    <style:style style:name="T37" style:family="text">
      <style:text-properties officeooo:rsid="0028c651"/>
    </style:style>
    <style:style style:name="T38" style:family="text">
      <style:text-properties officeooo:rsid="0029fb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Federal do Espírito Santo</text:p>
      <text:p text:style-name="P15">Departamento de Informátic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1"/>
      <text:p text:style-name="P31">Estudo Sobre a Influência do Reordenamento e Precondicionamento aplicados a Sistemas Esparsos de Grande Porte Utilizando Métodos Iterativos Não Estacionários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César Henrique Bernabé</text:p>
      <text:p text:style-name="P26">Josias Alexandre Menin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Vitória, 19 de junho de 2016</text:p>
      <text:p text:style-name="P45">1. Introdução</text:p>
      <text:p text:style-name="P12"><text:tab/><text:span text:style-name="T7">Métodos Iterativos são frequentemente usados para resolução de sistemas lineares em que o uso de Métodos Diretos torna-se desaconselhável por apresentar diversas limitações, principalmente limitações técnicas </text:span><text:span text:style-name="T9">e de tempo</text:span><text:span text:style-name="T7">. </text:span><text:span text:style-name="T8">Este trabalho apresenta um estudo sobre </text:span><text:span text:style-name="T10">técnicas de compactação e matrizes de precondicionamento aplicadas no processo de solução de </text:span><text:span text:style-name="T8">sistemas lineares </text:span><text:span text:style-name="T10">resolvidos através do Método Iterativo Não Estacionário conhecido como Método de Resíduo Mínimo Generalizado (</text:span><text:span text:style-name="T16">Generalized Minimal Residual Method – </text:span><text:span text:style-name="T6">GMRES)</text:span><text:span text:style-name="T10">.</text:span></text:p>
      <text:p text:style-name="P21"><text:tab/>As próximas seções deste trabalho são: </text:p>
      <text:list xml:id="list8046499836868810267" text:style-name="L1">
        <text:list-item>
          <text:p text:style-name="P47">Referencial Teórico, onde são abordados os métodos e técnicas usados neste estudo</text:p>
        </text:list-item>
        <text:list-item>
          <text:p text:style-name="P47">Experimentos Numéricos: onde são apresentados os testes de desempenho dos métodos apresentados.</text:p>
        </text:list-item>
        <text:list-item>
          <text:p text:style-name="P50"><text:span text:style-name="T11">Conclusão: onde são discutidos os resultados dos </text:span><text:span text:style-name="T12">experimentos</text:span><text:span text:style-name="T11"> realizados.</text:span></text:p>
        </text:list-item>
      </text:list>
      <text:p text:style-name="P21"/>
      <text:p text:style-name="P27"><text:span text:style-name="T23">2. Referencial Teórico </text:span><text:span text:style-name="T24">(falta escrever sobre ordenamento RCM e explicar melhor GMRS (+ base de Krylov)).</text:span></text:p>
      <text:p text:style-name="P17"><text:tab/>Métodos <text:span text:style-name="T18">Iterativos </text:span>Não Estacionários foram apresentados à computação científica muito recentemente se comparados ao tempo em que os Métodos Diretos foram elaborados. <text:span text:style-name="T1">Em geral, estes métodos mais modernos baseiam-se em algum tipo de processo de projeção de subespaço para encontrar a solução.</text:span></text:p>
      <text:p text:style-name="P19"><text:tab/><text:span text:style-name="T1">Este trabalho apresenta um estudo do Método GMRES, que possui a propriedade de minimizar a cada passo a norma de um vetor residual ao longo de um subespaço de Krylov (SAAD &amp; SCHULTZ, 1986). Este método, assim como todos os Métodos Não Estacionários, em alguns casos, pode ser ineficiente no quesito tempo de convergência, demandando um grande espaço de tempo para atingi-la. Por isso, introduz-se o uso de matrizes de pré-condicionamento do sistema linear. Essas matrizes têm por objetivo aplicar mudanças no sistema para transformá-lo num conjunto de equações equivalente porém com uma solução que pode ser obtida mais rapidamente do que a solução do sistema linear original (CARVALHO </text:span><text:span text:style-name="T15">et al</text:span><text:span text:style-name="T1">, 2008). </text:span></text:p>
      <text:p text:style-name="P49"><text:tab/>Neste estudo, será usado a matriz ILU de condicionamento. A matriz ILU é obtida a partir da fatoração da matriz original, onde A = LU – R, sendo A a matriz original, L é a matriz com elementos abaixo da diagonal principal de A, U é a matriz com elementos acima da diagonal principal de A (pelo menos L ou U deve conter a diagonal principal).</text:p>
      <text:p text:style-name="P20"><text:tab/><text:span text:style-name="T17">Além do uso de condicionadores, este trabalho usa de um artifício de compactação de matrizes esparsas chamado Linha Esparsa Comprimida (</text:span><text:span text:style-name="T13">Compressed Sparse Row</text:span><text:span text:style-name="T14"> – </text:span><text:span text:style-name="T4">CSR), onde a matriz original é substituída por três vetores, sejam eles AA, JA e IA, onde AA é o vetor contendo </text:span><text:soft-page-break/><text:span text:style-name="T4">todos os elementos não nulos da matriz original, JA um vetor que armazena a posição (coluna) a qual cada elemento não nulo pertence na matriz original e IA o vetor que armazena a posição (coluna) em que está localizado o primeiro elemento não nulo de cada linha da matriz original.</text:span></text:p>
      <text:p text:style-name="P52"/>
      <text:p text:style-name="P20"><text:span text:style-name="T20">3. </text:span><text:span text:style-name="T21">Experimentos Numéricos</text:span></text:p>
      <text:p text:style-name="P22"><text:span text:style-name="T27"><text:tab/></text:span><text:span text:style-name="T26">As amostras para os testes são matrizes </text:span><text:span text:style-name="T28">esparsas obtidas no site MatrixMarket</text:span><text:span text:style-name="T22"><text:note text:id="ftn1" text:note-class="footnote"><text:note-citation>1</text:note-citation><text:note-body><text:p text:style-name="P1">http://math.nist.gov/MatrixMarket/</text:p></text:note-body></text:note></text:span><text:span text:style-name="T27">, </text:span><text:span text:style-name="T28">identificadas na Tabela 1:</text:span></text:p>
      <text:p text:style-name="P53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5">Matriz</text:p>
          </table:table-cell>
          <table:table-cell table:style-name="tabela1.A1" office:value-type="string">
            <text:p text:style-name="P6">Á<text:span text:style-name="T25">rea de Aplicação </text:span></text:p>
          </table:table-cell>
          <table:table-cell table:style-name="tabela1.A1" office:value-type="string">
            <text:p text:style-name="P5">Tamanho</text:p>
          </table:table-cell>
          <table:table-cell table:style-name="tabela1.D1" office:value-type="string">
            <text:p text:style-name="P5">Número de Elementos Não Nulos</text:p>
          </table:table-cell>
        </table:table-row>
        <table:table-row>
          <table:table-cell table:style-name="tabela1.A2" office:value-type="string">
            <text:p text:style-name="P5">rail_5177</text:p>
          </table:table-cell>
          <table:table-cell table:style-name="tabela1.A2" office:value-type="string">
            <text:p text:style-name="P5">Transferência de Calor</text:p>
          </table:table-cell>
          <table:table-cell table:style-name="tabela1.A2" office:value-type="string">
            <text:p text:style-name="P5">5177</text:p>
          </table:table-cell>
          <table:table-cell table:style-name="tabela1.D2" office:value-type="string">
            <text:p text:style-name="P5">35185</text:p>
          </table:table-cell>
        </table:table-row>
        <table:table-row>
          <table:table-cell table:style-name="tabela1.A2" office:value-type="string">
            <text:p text:style-name="P5">aft01</text:p>
          </table:table-cell>
          <table:table-cell table:style-name="tabela1.A2" office:value-type="string">
            <text:p text:style-name="P5">Problema de Acústica</text:p>
          </table:table-cell>
          <table:table-cell table:style-name="tabela1.A2" office:value-type="string">
            <text:p text:style-name="P5">8205</text:p>
          </table:table-cell>
          <table:table-cell table:style-name="tabela1.D2" office:value-type="string">
            <text:p text:style-name="P5">125567</text:p>
          </table:table-cell>
        </table:table-row>
        <table:table-row>
          <table:table-cell table:style-name="tabela1.A2" office:value-type="string">
            <text:p text:style-name="P5">FEM_3D_thermal1</text:p>
          </table:table-cell>
          <table:table-cell table:style-name="tabela1.A2" office:value-type="string">
            <text:p text:style-name="P5">Problema Térmico</text:p>
          </table:table-cell>
          <table:table-cell table:style-name="tabela1.A2" office:value-type="string">
            <text:p text:style-name="P5">17880</text:p>
          </table:table-cell>
          <table:table-cell table:style-name="tabela1.D2" office:value-type="string">
            <text:p text:style-name="P5">430740</text:p>
          </table:table-cell>
        </table:table-row>
        <table:table-row>
          <table:table-cell table:style-name="tabela1.A2" office:value-type="string">
            <text:p text:style-name="P5">Dubcova2</text:p>
          </table:table-cell>
          <table:table-cell table:style-name="tabela1.A2" office:value-type="string">
            <text:p text:style-name="P5">Problema 2D/3D</text:p>
          </table:table-cell>
          <table:table-cell table:style-name="tabela1.A2" office:value-type="string">
            <text:p text:style-name="P5">65025</text:p>
          </table:table-cell>
          <table:table-cell table:style-name="tabela1.D2" office:value-type="string">
            <text:p text:style-name="P5">1030225</text:p>
          </table:table-cell>
        </table:table-row>
      </table:table>
      <text:p text:style-name="P54">Tabela 1: Matrizes Utilizadas</text:p>
      <text:p text:style-name="P56"><text:tab/></text:p>
      <text:p text:style-name="P23"><text:span text:style-name="T26"><text:tab/>Os testes foram realizados em uma máquina com </text:span><text:span text:style-name="T30">inserir configurações da máquina (hardware e SO)</text:span><text:span text:style-name="T31"> e são apresentados individualmente a seguir para cada matriz mencionada na Tabela 1. Todos os experimentos consideraram o método GMRES sem condicionamento e com condicionamento ILU, com e sem ordenamento RCM. Além disso, foram usados 20, 50 e 100 vetores na base de Krylov e número de níveis de </text:span><text:span text:style-name="T34">fill-in</text:span><text:span text:style-name="T31"> igual a 0 e a </text:span><text:span text:style-name="T33">X</text:span><text:span text:style-name="T31">.</text:span></text:p>
      <text:p text:style-name="P58"/>
      <text:p text:style-name="P60">3.1 Problema de Transferência de Calor (Matriz rail_5177)</text:p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row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7"/>
            <text:p text:style-name="P7">GMRES </text:p>
            <text:p text:style-name="P7">(sem precondicionamento)</text:p>
          </table:table-cell>
          <table:covered-table-cell/>
          <table:table-cell table:style-name="Table1.B1" table:number-columns-spanned="2" office:value-type="string">
            <text:p text:style-name="P7">GMRES + ILU(0)</text:p>
          </table:table-cell>
          <table:covered-table-cell/>
          <table:table-cell table:style-name="Table1.F1" table:number-columns-spanned="2" office:value-type="string">
            <text:p text:style-name="P7">GMRES + ILU(<text:span text:style-name="T37">10</text:span>)</text:p>
          </table:table-cell>
          <table:covered-table-cell/>
        </table:table-row>
        <table:table-row>
          <table:table-cell table:style-name="Table1.A4" office:value-type="string">
            <text:p text:style-name="P9">K</text:p>
          </table:table-cell>
          <table:table-cell table:style-name="Table1.B2" office:value-type="string">
            <text:p text:style-name="P9">Iterações</text:p>
          </table:table-cell>
          <table:table-cell table:style-name="Table1.C2" office:value-type="string">
            <text:p text:style-name="P9">Tempo</text:p>
          </table:table-cell>
          <table:table-cell table:style-name="Table1.D2" office:value-type="string">
            <text:p text:style-name="P9">Iterações</text:p>
          </table:table-cell>
          <table:table-cell table:style-name="Table1.E2" office:value-type="string">
            <text:p text:style-name="P9">Tempo</text:p>
          </table:table-cell>
          <table:table-cell table:style-name="Table1.F2" office:value-type="string">
            <text:p text:style-name="P9">Iterações</text:p>
          </table:table-cell>
          <table:table-cell table:style-name="Table1.G2" office:value-type="string">
            <text:p text:style-name="P9">Tempo</text:p>
          </table:table-cell>
        </table:table-row>
        <table:table-row>
          <table:table-cell table:style-name="Table1.A4" office:value-type="string">
            <text:p text:style-name="P9">20</text:p>
          </table:table-cell>
          <table:table-cell table:style-name="Table1.B3" office:value-type="string">
            <text:p text:style-name="P34">301</text:p>
          </table:table-cell>
          <table:table-cell table:style-name="Table1.C3" office:value-type="string">
            <text:p text:style-name="P39">3,974</text:p>
          </table:table-cell>
          <table:table-cell table:style-name="Table1.D3" office:value-type="string">
            <text:p text:style-name="P34">301</text:p>
          </table:table-cell>
          <table:table-cell table:style-name="Table1.E3" office:value-type="string">
            <text:p text:style-name="P39">5,637</text:p>
          </table:table-cell>
          <table:table-cell table:style-name="Table1.F3" office:value-type="string">
            <text:p text:style-name="P34">301</text:p>
          </table:table-cell>
          <table:table-cell table:style-name="Table1.G3" office:value-type="string">
            <text:p text:style-name="P39">7,660</text:p>
          </table:table-cell>
        </table:table-row>
        <table:table-row>
          <table:table-cell table:style-name="Table1.A4" office:value-type="string">
            <text:p text:style-name="P9">50</text:p>
          </table:table-cell>
          <table:table-cell table:style-name="Table1.B4" office:value-type="string">
            <text:p text:style-name="P34">301</text:p>
          </table:table-cell>
          <table:table-cell table:style-name="Table1.C4" office:value-type="string">
            <text:p text:style-name="P40">19.221</text:p>
          </table:table-cell>
          <table:table-cell table:style-name="Table1.D4" office:value-type="string">
            <text:p text:style-name="P34">301</text:p>
          </table:table-cell>
          <table:table-cell table:style-name="Table1.E4" office:value-type="string">
            <text:p text:style-name="P40">21,512</text:p>
          </table:table-cell>
          <table:table-cell table:style-name="Table1.F4" office:value-type="string">
            <text:p text:style-name="P34">295</text:p>
          </table:table-cell>
          <table:table-cell table:style-name="Table1.G4" office:value-type="string">
            <text:p text:style-name="P40">27,081</text:p>
          </table:table-cell>
        </table:table-row>
        <table:table-row>
          <table:table-cell table:style-name="Table1.A5" office:value-type="string">
            <text:p text:style-name="P9">100</text:p>
          </table:table-cell>
          <table:table-cell table:style-name="Table1.B5" office:value-type="string">
            <text:p text:style-name="P34">301</text:p>
          </table:table-cell>
          <table:table-cell table:style-name="Table1.C5" office:value-type="string">
            <text:p text:style-name="P44">63,791</text:p>
          </table:table-cell>
          <table:table-cell table:style-name="Table1.D5" office:value-type="string">
            <text:p text:style-name="P34">301</text:p>
          </table:table-cell>
          <table:table-cell table:style-name="Table1.E5" office:value-type="string">
            <text:p text:style-name="P44">73,623</text:p>
          </table:table-cell>
          <table:table-cell table:style-name="Table1.F5" office:value-type="string">
            <text:p text:style-name="P34">2</text:p>
          </table:table-cell>
          <table:table-cell table:style-name="Table1.G5" office:value-type="string">
            <text:p text:style-name="P44">0.567</text:p>
          </table:table-cell>
        </table:table-row>
      </table:table>
      <text:p text:style-name="P63">Tabela 2 – Matriz rail_5177 – Método GMRES sem ordenamento RCM </text:p>
      <text:p text:style-name="P63"/>
      <text:p text:style-name="P6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G"/>
        <text:soft-page-break/>
        <table:table-row>
          <table:table-cell table:style-name="Table2.A1" office:value-type="string">
            <text:p text:style-name="P3"/>
          </table:table-cell>
          <table:table-cell table:style-name="Table2.B1" table:number-columns-spanned="2" office:value-type="string">
            <text:p text:style-name="P7"/>
            <text:p text:style-name="P7">GMRES </text:p>
            <text:p text:style-name="P7">(sem precondicionamento)</text:p>
          </table:table-cell>
          <table:covered-table-cell/>
          <table:table-cell table:style-name="Table2.B1" table:number-columns-spanned="2" office:value-type="string">
            <text:p text:style-name="P7">GMRES + ILU(0)</text:p>
          </table:table-cell>
          <table:covered-table-cell/>
          <table:table-cell table:style-name="Table2.F1" table:number-columns-spanned="2" office:value-type="string">
            <text:p text:style-name="P7">GMRES + ILU(<text:span text:style-name="T37">10</text:span>)</text:p>
          </table:table-cell>
          <table:covered-table-cell/>
        </table:table-row>
        <table:table-row>
          <table:table-cell table:style-name="Table2.A4" office:value-type="string">
            <text:p text:style-name="P9">K</text:p>
          </table:table-cell>
          <table:table-cell table:style-name="Table2.B2" office:value-type="string">
            <text:p text:style-name="P9">Iterações</text:p>
          </table:table-cell>
          <table:table-cell table:style-name="Table2.C2" office:value-type="string">
            <text:p text:style-name="P9">Tempo</text:p>
          </table:table-cell>
          <table:table-cell table:style-name="Table2.D2" office:value-type="string">
            <text:p text:style-name="P9">Iterações</text:p>
          </table:table-cell>
          <table:table-cell table:style-name="Table2.E2" office:value-type="string">
            <text:p text:style-name="P9">Tempo</text:p>
          </table:table-cell>
          <table:table-cell table:style-name="Table2.F2" office:value-type="string">
            <text:p text:style-name="P9">Iterações</text:p>
          </table:table-cell>
          <table:table-cell table:style-name="Table2.G2" office:value-type="string">
            <text:p text:style-name="P9">Tempo</text:p>
          </table:table-cell>
        </table:table-row>
        <table:table-row>
          <table:table-cell table:style-name="Table2.A4" office:value-type="string">
            <text:p text:style-name="P9">20</text:p>
          </table:table-cell>
          <table:table-cell table:style-name="Table2.B3" office:value-type="string">
            <text:p text:style-name="P34">301</text:p>
          </table:table-cell>
          <table:table-cell table:style-name="Table2.C3" office:value-type="string">
            <text:p text:style-name="P34">3,6975</text:p>
          </table:table-cell>
          <table:table-cell table:style-name="Table2.D3" office:value-type="string">
            <text:p text:style-name="P34">301</text:p>
          </table:table-cell>
          <table:table-cell table:style-name="Table2.E3" office:value-type="string">
            <text:p text:style-name="P34">5,394</text:p>
          </table:table-cell>
          <table:table-cell table:style-name="Table2.F3" office:value-type="string">
            <text:p text:style-name="P34">301</text:p>
          </table:table-cell>
          <table:table-cell table:style-name="Table2.G3" office:value-type="string">
            <text:p text:style-name="P34">6.1385</text:p>
          </table:table-cell>
        </table:table-row>
        <table:table-row>
          <table:table-cell table:style-name="Table2.A4" office:value-type="string">
            <text:p text:style-name="P9">50</text:p>
          </table:table-cell>
          <table:table-cell table:style-name="Table2.B4" office:value-type="string">
            <text:p text:style-name="P34">301</text:p>
          </table:table-cell>
          <table:table-cell table:style-name="Table2.C4" office:value-type="string">
            <text:p text:style-name="P34">16,882</text:p>
          </table:table-cell>
          <table:table-cell table:style-name="Table2.D4" office:value-type="string">
            <text:p text:style-name="P34">301</text:p>
          </table:table-cell>
          <table:table-cell table:style-name="Table2.E4" office:value-type="string">
            <text:p text:style-name="P34">20.244</text:p>
          </table:table-cell>
          <table:table-cell table:style-name="Table2.F4" office:value-type="string">
            <text:p text:style-name="P34">110</text:p>
          </table:table-cell>
          <table:table-cell table:style-name="Table2.G4" office:value-type="string">
            <text:p text:style-name="P34">8.251</text:p>
          </table:table-cell>
        </table:table-row>
        <table:table-row table:style-name="Table2.5">
          <table:table-cell table:style-name="Table2.A5" office:value-type="string">
            <text:p text:style-name="P9">100</text:p>
          </table:table-cell>
          <table:table-cell table:style-name="Table2.B5" office:value-type="string">
            <text:p text:style-name="P34">301</text:p>
          </table:table-cell>
          <table:table-cell table:style-name="Table2.C5" office:value-type="string">
            <text:p text:style-name="P34">59.280</text:p>
          </table:table-cell>
          <table:table-cell table:style-name="Table2.D5" office:value-type="string">
            <text:p text:style-name="P34">73</text:p>
          </table:table-cell>
          <table:table-cell table:style-name="Table2.E5" office:value-type="string">
            <text:p text:style-name="P34">16.121</text:p>
          </table:table-cell>
          <table:table-cell table:style-name="Table2.F5" office:value-type="string">
            <text:p text:style-name="P43">2</text:p>
          </table:table-cell>
          <table:table-cell table:style-name="Table2.F5" office:value-type="string">
            <text:p text:style-name="P43">0.330</text:p>
          </table:table-cell>
        </table:table-row>
      </table:table>
      <text:p text:style-name="P63">Tabela 3 – Matriz rail_5177 – Método GMRES com ordenamento RCM </text:p>
      <text:p text:style-name="P54"/>
      <text:p text:style-name="P24"><text:span text:style-name="T26"><text:tab/>Comparando os resultados mostrados nas tabelas 2 e 3, concluímos que os melhores valores de </text:span><text:span text:style-name="T35">k </text:span><text:span text:style-name="T26">e </text:span><text:span text:style-name="T35">p</text:span><text:span text:style-name="T26"> </text:span><text:span text:style-name="T29">para GMRES com condicionamento são X e Y, e para </text:span><text:span text:style-name="T5">GMRES sem condicionamento</text:span><text:span text:style-name="T29"> são X e Y, respectivamente. Esses resultados também são apresentados na Figura 1.</text:span></text:p>
      <text:p text:style-name="P57"/>
      <text:p text:style-name="P57"/>
      <text:p text:style-name="P59">[FIGURA1]</text:p>
      <text:p text:style-name="P57"/>
      <text:p text:style-name="P57"/>
      <text:p text:style-name="P14"><text:span text:style-name="T31">3.</text:span><text:span text:style-name="T32">2</text:span><text:span text:style-name="T31"> Problema </text:span><text:span text:style-name="T32">Acústica</text:span><text:span text:style-name="T31"> (Matriz </text:span><text:span text:style-name="T32">aft01</text:span><text:span text:style-name="T31">)</text:span></text:p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C"/>
        <table:table-column table:style-name="Table3.G"/>
        <table:table-row>
          <table:table-cell table:style-name="Table3.A1" office:value-type="string">
            <text:p text:style-name="P4"/>
          </table:table-cell>
          <table:table-cell table:style-name="Table3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3.B1" table:number-columns-spanned="2" office:value-type="string">
            <text:p text:style-name="P8">GMRES + ILU(0)</text:p>
          </table:table-cell>
          <table:covered-table-cell/>
          <table:table-cell table:style-name="Table3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3.A4" office:value-type="string">
            <text:p text:style-name="P10">K</text:p>
          </table:table-cell>
          <table:table-cell table:style-name="Table3.B2" office:value-type="string">
            <text:p text:style-name="P10">Iterações</text:p>
          </table:table-cell>
          <table:table-cell table:style-name="Table3.C2" office:value-type="string">
            <text:p text:style-name="P10">Tempo</text:p>
          </table:table-cell>
          <table:table-cell table:style-name="Table3.D2" office:value-type="string">
            <text:p text:style-name="P10">Iterações</text:p>
          </table:table-cell>
          <table:table-cell table:style-name="Table3.E2" office:value-type="string">
            <text:p text:style-name="P10">Tempo</text:p>
          </table:table-cell>
          <table:table-cell table:style-name="Table3.F2" office:value-type="string">
            <text:p text:style-name="P10">Iterações</text:p>
          </table:table-cell>
          <table:table-cell table:style-name="Table3.G2" office:value-type="string">
            <text:p text:style-name="P10">Tempo</text:p>
          </table:table-cell>
        </table:table-row>
        <table:table-row>
          <table:table-cell table:style-name="Table3.A4" office:value-type="string">
            <text:p text:style-name="P10">20</text:p>
          </table:table-cell>
          <table:table-cell table:style-name="Table3.B3" office:value-type="string">
            <text:p text:style-name="P36">301</text:p>
          </table:table-cell>
          <table:table-cell table:style-name="Table3.C3" office:value-type="string">
            <text:p text:style-name="P42">7,988</text:p>
          </table:table-cell>
          <table:table-cell table:style-name="Table3.D3" office:value-type="string">
            <text:p text:style-name="P36">22</text:p>
          </table:table-cell>
          <table:table-cell table:style-name="Table3.E3" office:value-type="string">
            <text:p text:style-name="P42">0.893</text:p>
          </table:table-cell>
          <table:table-cell table:style-name="Table3.F3" office:value-type="string">
            <text:p text:style-name="P36">5</text:p>
          </table:table-cell>
          <table:table-cell table:style-name="Table3.G3" office:value-type="string">
            <text:p text:style-name="P42">0.354</text:p>
          </table:table-cell>
        </table:table-row>
        <table:table-row table:style-name="Table3.4">
          <table:table-cell table:style-name="Table3.A4" office:value-type="string">
            <text:p text:style-name="P10">50</text:p>
          </table:table-cell>
          <table:table-cell table:style-name="Table3.B4" office:value-type="string">
            <text:p text:style-name="P36">301</text:p>
          </table:table-cell>
          <table:table-cell table:style-name="Table3.C4" office:value-type="string">
            <text:p text:style-name="P42">33.250</text:p>
          </table:table-cell>
          <table:table-cell table:style-name="Table3.D4" office:value-type="string">
            <text:p text:style-name="P36">5</text:p>
          </table:table-cell>
          <table:table-cell table:style-name="Table3.E4" office:value-type="string">
            <text:p text:style-name="P42">0.707</text:p>
          </table:table-cell>
          <table:table-cell table:style-name="Table3.F4" office:value-type="string">
            <text:p text:style-name="P41">1</text:p>
          </table:table-cell>
          <table:table-cell table:style-name="Table3.F4" office:value-type="string">
            <text:p text:style-name="P42">0.1925</text:p>
          </table:table-cell>
        </table:table-row>
        <table:table-row>
          <table:table-cell table:style-name="Table3.A5" office:value-type="string">
            <text:p text:style-name="P10">100</text:p>
          </table:table-cell>
          <table:table-cell table:style-name="Table3.B5" office:value-type="string">
            <text:p text:style-name="P36">301</text:p>
          </table:table-cell>
          <table:table-cell table:style-name="Table3.C5" office:value-type="string">
            <text:p text:style-name="P35">146,<text:span text:style-name="T38">657</text:span></text:p>
          </table:table-cell>
          <table:table-cell table:style-name="Table3.D5" office:value-type="string">
            <text:p text:style-name="P36">1</text:p>
          </table:table-cell>
          <table:table-cell table:style-name="Table3.E5" office:value-type="string">
            <text:p text:style-name="P35">146,<text:span text:style-name="T38">657</text:span></text:p>
          </table:table-cell>
          <table:table-cell table:style-name="Table3.F5" office:value-type="string">
            <text:p text:style-name="P36">1</text:p>
          </table:table-cell>
          <table:table-cell table:style-name="Table3.G5" office:value-type="string">
            <text:p text:style-name="P35">146,<text:span text:style-name="T38">657</text:span></text:p>
          </table:table-cell>
        </table:table-row>
      </table:table>
      <text:p text:style-name="P32"><text:span text:style-name="T31">Tabela </text:span><text:span text:style-name="T32">4</text:span><text:span text:style-name="T31"> – Matriz </text:span><text:span text:style-name="T32">aft01</text:span><text:span text:style-name="T31"> – Método GMRES sem ordenamento RCM </text:span></text:p>
      <text:p text:style-name="P64"/>
      <text:p text:style-name="P6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C"/>
        <table:table-column table:style-name="Table4.G"/>
        <table:table-row>
          <table:table-cell table:style-name="Table4.A1" office:value-type="string">
            <text:p text:style-name="P4"/>
          </table:table-cell>
          <table:table-cell table:style-name="Table4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4.B1" table:number-columns-spanned="2" office:value-type="string">
            <text:p text:style-name="P8">GMRES + ILU(0)</text:p>
          </table:table-cell>
          <table:covered-table-cell/>
          <table:table-cell table:style-name="Table4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4.A4" office:value-type="string">
            <text:p text:style-name="P10">K</text:p>
          </table:table-cell>
          <table:table-cell table:style-name="Table4.B2" office:value-type="string">
            <text:p text:style-name="P10">Iterações</text:p>
          </table:table-cell>
          <table:table-cell table:style-name="Table4.C2" office:value-type="string">
            <text:p text:style-name="P10">Tempo</text:p>
          </table:table-cell>
          <table:table-cell table:style-name="Table4.D2" office:value-type="string">
            <text:p text:style-name="P10">Iterações</text:p>
          </table:table-cell>
          <table:table-cell table:style-name="Table4.E2" office:value-type="string">
            <text:p text:style-name="P10">Tempo</text:p>
          </table:table-cell>
          <table:table-cell table:style-name="Table4.F2" office:value-type="string">
            <text:p text:style-name="P10">Iterações</text:p>
          </table:table-cell>
          <table:table-cell table:style-name="Table4.G2" office:value-type="string">
            <text:p text:style-name="P10">Tempo</text:p>
          </table:table-cell>
        </table:table-row>
        <table:table-row>
          <table:table-cell table:style-name="Table4.A4" office:value-type="string">
            <text:p text:style-name="P10">20</text:p>
          </table:table-cell>
          <table:table-cell table:style-name="Table4.B3" office:value-type="string">
            <text:p text:style-name="P36">301</text:p>
          </table:table-cell>
          <table:table-cell table:style-name="Table4.C3" office:value-type="string">
            <text:p text:style-name="P36">7,498</text:p>
          </table:table-cell>
          <table:table-cell table:style-name="Table4.D3" office:value-type="string">
            <text:p text:style-name="P36">26</text:p>
          </table:table-cell>
          <table:table-cell table:style-name="Table4.E3" office:value-type="string">
            <text:p text:style-name="P36">1,048</text:p>
          </table:table-cell>
          <table:table-cell table:style-name="Table4.F3" office:value-type="string">
            <text:p text:style-name="P36">6</text:p>
          </table:table-cell>
          <table:table-cell table:style-name="Table4.G3" office:value-type="string">
            <text:p text:style-name="P36">0.394</text:p>
          </table:table-cell>
        </table:table-row>
        <table:table-row>
          <table:table-cell table:style-name="Table4.A4" office:value-type="string">
            <text:p text:style-name="P10">50</text:p>
          </table:table-cell>
          <table:table-cell table:style-name="Table4.B4" office:value-type="string">
            <text:p text:style-name="P36">301</text:p>
          </table:table-cell>
          <table:table-cell table:style-name="Table4.C4" office:value-type="string">
            <text:p text:style-name="P36">30.273</text:p>
          </table:table-cell>
          <table:table-cell table:style-name="Table4.D4" office:value-type="string">
            <text:p text:style-name="P36">6</text:p>
          </table:table-cell>
          <table:table-cell table:style-name="Table4.E4" office:value-type="string">
            <text:p text:style-name="P36">0.885</text:p>
          </table:table-cell>
          <table:table-cell table:style-name="Table4.F4" office:value-type="string">
            <text:p text:style-name="P36">1</text:p>
          </table:table-cell>
          <table:table-cell table:style-name="Table4.G4" office:value-type="string">
            <text:p text:style-name="P36">0.270</text:p>
          </table:table-cell>
        </table:table-row>
        <table:table-row>
          <table:table-cell table:style-name="Table4.A5" office:value-type="string">
            <text:p text:style-name="P10">100</text:p>
          </table:table-cell>
          <table:table-cell table:style-name="Table4.B5" office:value-type="string">
            <text:p text:style-name="P36">301</text:p>
          </table:table-cell>
          <table:table-cell table:style-name="Table4.C5" office:value-type="string">
            <text:p text:style-name="P36">109.263</text:p>
          </table:table-cell>
          <table:table-cell table:style-name="Table4.D5" office:value-type="string">
            <text:p text:style-name="P36">1</text:p>
          </table:table-cell>
          <table:table-cell table:style-name="Table4.E5" office:value-type="string">
            <text:p text:style-name="P36">0.500</text:p>
          </table:table-cell>
          <table:table-cell table:style-name="Table4.F5" office:value-type="string">
            <text:p text:style-name="P36">1</text:p>
          </table:table-cell>
          <table:table-cell table:style-name="Table4.G5" office:value-type="string">
            <text:p text:style-name="P36">0.257</text:p>
          </table:table-cell>
        </table:table-row>
      </table:table>
      <text:p text:style-name="P32"><text:soft-page-break/><text:span text:style-name="T31">Tabela </text:span><text:span text:style-name="T32">5</text:span><text:span text:style-name="T31"> – Matriz </text:span><text:span text:style-name="T32">aft01</text:span><text:span text:style-name="T31"> – Método GMRES com ordenamento RCM </text:span></text:p>
      <text:p text:style-name="P55"/>
      <text:p text:style-name="P24"><text:span text:style-name="T29"><text:tab/>Comparando os resultados mostrados nas tabelas 4 e 5, concluímos que os melhores valores de </text:span><text:span text:style-name="T36">k </text:span><text:span text:style-name="T29">e </text:span><text:span text:style-name="T36">p</text:span><text:span text:style-name="T29"> para GMRES com condicionamento são X e Y, e para GMRES sem condicionamento são X e Y, respectivamente. Esses resultados também são apresentados na Figura 2.</text:span></text:p>
      <text:p text:style-name="P57"/>
      <text:p text:style-name="P25"><text:span text:style-name="T29">[</text:span><text:span text:style-name="T26">FIGURA2]</text:span></text:p>
      <text:p text:style-name="P57"/>
      <text:p text:style-name="P14"><text:span text:style-name="T31">3.1 Problema </text:span><text:span text:style-name="T32">Térmico</text:span><text:span text:style-name="T31"> (Matriz </text:span><text:span text:style-name="T32">FEM_3D_thermal1</text:span><text:span text:style-name="T31">)</text:span></text:p>
      <text:p text:style-name="P6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C"/>
        <table:table-column table:style-name="Table5.G"/>
        <table:table-row>
          <table:table-cell table:style-name="Table5.A1" office:value-type="string">
            <text:p text:style-name="P4"/>
          </table:table-cell>
          <table:table-cell table:style-name="Table5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5.B1" table:number-columns-spanned="2" office:value-type="string">
            <text:p text:style-name="P8">GMRES + ILU(0)</text:p>
          </table:table-cell>
          <table:covered-table-cell/>
          <table:table-cell table:style-name="Table5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5.A4" office:value-type="string">
            <text:p text:style-name="P10">K</text:p>
          </table:table-cell>
          <table:table-cell table:style-name="Table5.B2" office:value-type="string">
            <text:p text:style-name="P10">Iterações</text:p>
          </table:table-cell>
          <table:table-cell table:style-name="Table5.C2" office:value-type="string">
            <text:p text:style-name="P10">Tempo</text:p>
          </table:table-cell>
          <table:table-cell table:style-name="Table5.D2" office:value-type="string">
            <text:p text:style-name="P10">Iterações</text:p>
          </table:table-cell>
          <table:table-cell table:style-name="Table5.E2" office:value-type="string">
            <text:p text:style-name="P10">Tempo</text:p>
          </table:table-cell>
          <table:table-cell table:style-name="Table5.F2" office:value-type="string">
            <text:p text:style-name="P10">Iterações</text:p>
          </table:table-cell>
          <table:table-cell table:style-name="Table5.G2" office:value-type="string">
            <text:p text:style-name="P10">Tempo</text:p>
          </table:table-cell>
        </table:table-row>
        <table:table-row>
          <table:table-cell table:style-name="Table5.A4" office:value-type="string">
            <text:p text:style-name="P10">20</text:p>
          </table:table-cell>
          <table:table-cell table:style-name="Table5.B3" office:value-type="string">
            <text:p text:style-name="P42">15</text:p>
          </table:table-cell>
          <table:table-cell table:style-name="Table5.C3" office:value-type="string">
            <text:p text:style-name="P42">1.106</text:p>
          </table:table-cell>
          <table:table-cell table:style-name="Table5.D3" office:value-type="string">
            <text:p text:style-name="P42">1</text:p>
          </table:table-cell>
          <table:table-cell table:style-name="Table5.E3" office:value-type="string">
            <text:p text:style-name="P42">0.218</text:p>
          </table:table-cell>
          <table:table-cell table:style-name="Table5.F3" office:value-type="string">
            <text:p text:style-name="P42">1</text:p>
          </table:table-cell>
          <table:table-cell table:style-name="Table5.G3" office:value-type="string">
            <text:p text:style-name="P42">1.370</text:p>
          </table:table-cell>
        </table:table-row>
        <table:table-row>
          <table:table-cell table:style-name="Table5.A4" office:value-type="string">
            <text:p text:style-name="P10">50</text:p>
          </table:table-cell>
          <table:table-cell table:style-name="Table5.B4" office:value-type="string">
            <text:p text:style-name="P42">5</text:p>
          </table:table-cell>
          <table:table-cell table:style-name="Table5.C4" office:value-type="string">
            <text:p text:style-name="P42">1.207</text:p>
          </table:table-cell>
          <table:table-cell table:style-name="Table5.D4" office:value-type="string">
            <text:p text:style-name="P42">1</text:p>
          </table:table-cell>
          <table:table-cell table:style-name="Table5.E4" office:value-type="string">
            <text:p text:style-name="P42">0.155</text:p>
          </table:table-cell>
          <table:table-cell table:style-name="Table5.F4" office:value-type="string">
            <text:p text:style-name="P42">1</text:p>
          </table:table-cell>
          <table:table-cell table:style-name="Table5.G4" office:value-type="string">
            <text:p text:style-name="P42">1.140</text:p>
          </table:table-cell>
        </table:table-row>
        <table:table-row>
          <table:table-cell table:style-name="Table5.A5" office:value-type="string">
            <text:p text:style-name="P10">100</text:p>
          </table:table-cell>
          <table:table-cell table:style-name="Table5.B5" office:value-type="string">
            <text:p text:style-name="P42">2</text:p>
          </table:table-cell>
          <table:table-cell table:style-name="Table5.C5" office:value-type="string">
            <text:p text:style-name="P42">1.820</text:p>
          </table:table-cell>
          <table:table-cell table:style-name="Table5.D5" office:value-type="string">
            <text:p text:style-name="P42">1</text:p>
          </table:table-cell>
          <table:table-cell table:style-name="Table5.E5" office:value-type="string">
            <text:p text:style-name="P42">0.154</text:p>
          </table:table-cell>
          <table:table-cell table:style-name="Table5.F5" office:value-type="string">
            <text:p text:style-name="P42">1</text:p>
          </table:table-cell>
          <table:table-cell table:style-name="Table5.G5" office:value-type="string">
            <text:p text:style-name="P42">1.152</text:p>
          </table:table-cell>
        </table:table-row>
      </table:table>
      <text:p text:style-name="P32"><text:span text:style-name="T31">Tabela </text:span><text:span text:style-name="T32">6</text:span><text:span text:style-name="T31"> – Matriz </text:span><text:span text:style-name="T32">FEM_3D_thermal1</text:span><text:span text:style-name="T31"> – Método GMRES sem ordenamento RCM </text:span></text:p>
      <text:p text:style-name="P64"/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C"/>
        <table:table-column table:style-name="Table6.G"/>
        <table:table-row>
          <table:table-cell table:style-name="Table6.A1" office:value-type="string">
            <text:p text:style-name="P4"/>
          </table:table-cell>
          <table:table-cell table:style-name="Table6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6.B1" table:number-columns-spanned="2" office:value-type="string">
            <text:p text:style-name="P8">GMRES + ILU(0)</text:p>
          </table:table-cell>
          <table:covered-table-cell/>
          <table:table-cell table:style-name="Table6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6.A4" office:value-type="string">
            <text:p text:style-name="P10">K</text:p>
          </table:table-cell>
          <table:table-cell table:style-name="Table6.B2" office:value-type="string">
            <text:p text:style-name="P10">Iterações</text:p>
          </table:table-cell>
          <table:table-cell table:style-name="Table6.C2" office:value-type="string">
            <text:p text:style-name="P10">Tempo</text:p>
          </table:table-cell>
          <table:table-cell table:style-name="Table6.D2" office:value-type="string">
            <text:p text:style-name="P10">Iterações</text:p>
          </table:table-cell>
          <table:table-cell table:style-name="Table6.E2" office:value-type="string">
            <text:p text:style-name="P10">Tempo</text:p>
          </table:table-cell>
          <table:table-cell table:style-name="Table6.F2" office:value-type="string">
            <text:p text:style-name="P10">Iterações</text:p>
          </table:table-cell>
          <table:table-cell table:style-name="Table6.G2" office:value-type="string">
            <text:p text:style-name="P10">Tempo</text:p>
          </table:table-cell>
        </table:table-row>
        <table:table-row>
          <table:table-cell table:style-name="Table6.A4" office:value-type="string">
            <text:p text:style-name="P10">20</text:p>
          </table:table-cell>
          <table:table-cell table:style-name="Table6.B3" office:value-type="string">
            <text:p text:style-name="P37">15</text:p>
          </table:table-cell>
          <table:table-cell table:style-name="Table6.C3" office:value-type="string">
            <text:p text:style-name="P37">1.297</text:p>
          </table:table-cell>
          <table:table-cell table:style-name="Table6.D3" office:value-type="string">
            <text:p text:style-name="P37">1</text:p>
          </table:table-cell>
          <table:table-cell table:style-name="Table6.E3" office:value-type="string">
            <text:p text:style-name="P37">0.445</text:p>
          </table:table-cell>
          <table:table-cell table:style-name="Table6.F3" office:value-type="string">
            <text:p text:style-name="P37">1</text:p>
          </table:table-cell>
          <table:table-cell table:style-name="Table6.G3" office:value-type="string">
            <text:p text:style-name="P37">1.368</text:p>
          </table:table-cell>
        </table:table-row>
        <table:table-row>
          <table:table-cell table:style-name="Table6.A4" office:value-type="string">
            <text:p text:style-name="P10">50</text:p>
          </table:table-cell>
          <table:table-cell table:style-name="Table6.B4" office:value-type="string">
            <text:p text:style-name="P37">5</text:p>
          </table:table-cell>
          <table:table-cell table:style-name="Table6.C4" office:value-type="string">
            <text:p text:style-name="P37">1.396</text:p>
          </table:table-cell>
          <table:table-cell table:style-name="Table6.D4" office:value-type="string">
            <text:p text:style-name="P37">1</text:p>
          </table:table-cell>
          <table:table-cell table:style-name="Table6.E4" office:value-type="string">
            <text:p text:style-name="P37">0.403</text:p>
          </table:table-cell>
          <table:table-cell table:style-name="Table6.F4" office:value-type="string">
            <text:p text:style-name="P37">1</text:p>
          </table:table-cell>
          <table:table-cell table:style-name="Table6.G4" office:value-type="string">
            <text:p text:style-name="P37">1.288</text:p>
          </table:table-cell>
        </table:table-row>
        <table:table-row>
          <table:table-cell table:style-name="Table6.A5" office:value-type="string">
            <text:p text:style-name="P10">100</text:p>
          </table:table-cell>
          <table:table-cell table:style-name="Table6.B5" office:value-type="string">
            <text:p text:style-name="P37">2</text:p>
          </table:table-cell>
          <table:table-cell table:style-name="Table6.C5" office:value-type="string">
            <text:p text:style-name="P37">1.851</text:p>
          </table:table-cell>
          <table:table-cell table:style-name="Table6.D5" office:value-type="string">
            <text:p text:style-name="P37">1</text:p>
          </table:table-cell>
          <table:table-cell table:style-name="Table6.E5" office:value-type="string">
            <text:p text:style-name="P37">0.431</text:p>
          </table:table-cell>
          <table:table-cell table:style-name="Table6.F5" office:value-type="string">
            <text:p text:style-name="P37">1</text:p>
          </table:table-cell>
          <table:table-cell table:style-name="Table6.G5" office:value-type="string">
            <text:p text:style-name="P37">1.287</text:p>
          </table:table-cell>
        </table:table-row>
      </table:table>
      <text:p text:style-name="P32"><text:span text:style-name="T31">Tabela </text:span><text:span text:style-name="T32">7</text:span><text:span text:style-name="T31"> – Matriz </text:span><text:span text:style-name="T32">FEM_3D_thermal1</text:span><text:span text:style-name="T31"> – Método GMRES com ordenamento RCM </text:span></text:p>
      <text:p text:style-name="P55"/>
      <text:p text:style-name="P24"><text:span text:style-name="T29"><text:tab/>Comparando os resultados mostrados nas tabelas 2 e 3, concluímos que os melhores valores de </text:span><text:span text:style-name="T36">k </text:span><text:span text:style-name="T29">e </text:span><text:span text:style-name="T36">p</text:span><text:span text:style-name="T29"> para GMRES com condicionamento são X e Y, e para GMRES sem condicionamento são X e Y, respectivamente. Esses resultados também são apresentados na Figura 3.</text:span></text:p>
      <text:p text:style-name="P57"/>
      <text:p text:style-name="P59">[FIGURA3]</text:p>
      <text:p text:style-name="P57"/>
      <text:p text:style-name="P57"/>
      <text:p text:style-name="P14"><text:soft-page-break/><text:span text:style-name="T31">3.1 Problema </text:span><text:span text:style-name="T32">2D/3D</text:span><text:span text:style-name="T31"> (Matriz </text:span><text:span text:style-name="T32">Dubcova2</text:span><text:span text:style-name="T31">)</text:span></text:p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C"/>
        <table:table-column table:style-name="Table7.G"/>
        <table:table-row>
          <table:table-cell table:style-name="Table7.A1" office:value-type="string">
            <text:p text:style-name="P4"/>
          </table:table-cell>
          <table:table-cell table:style-name="Table7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7.B1" table:number-columns-spanned="2" office:value-type="string">
            <text:p text:style-name="P8">GMRES + ILU(0)</text:p>
          </table:table-cell>
          <table:covered-table-cell/>
          <table:table-cell table:style-name="Table7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7.A4" office:value-type="string">
            <text:p text:style-name="P10">K</text:p>
          </table:table-cell>
          <table:table-cell table:style-name="Table7.B2" office:value-type="string">
            <text:p text:style-name="P10">Iterações</text:p>
          </table:table-cell>
          <table:table-cell table:style-name="Table7.C2" office:value-type="string">
            <text:p text:style-name="P10">Tempo</text:p>
          </table:table-cell>
          <table:table-cell table:style-name="Table7.D2" office:value-type="string">
            <text:p text:style-name="P10">Iterações</text:p>
          </table:table-cell>
          <table:table-cell table:style-name="Table7.E2" office:value-type="string">
            <text:p text:style-name="P10">Tempo</text:p>
          </table:table-cell>
          <table:table-cell table:style-name="Table7.F2" office:value-type="string">
            <text:p text:style-name="P10">Iterações</text:p>
          </table:table-cell>
          <table:table-cell table:style-name="Table7.G2" office:value-type="string">
            <text:p text:style-name="P10">Tempo</text:p>
          </table:table-cell>
        </table:table-row>
        <table:table-row>
          <table:table-cell table:style-name="Table7.A4" office:value-type="string">
            <text:p text:style-name="P10">20</text:p>
          </table:table-cell>
          <table:table-cell table:style-name="Table7.B3" office:value-type="string">
            <text:p text:style-name="P38">74</text:p>
          </table:table-cell>
          <table:table-cell table:style-name="Table7.C3" office:value-type="string">
            <text:p text:style-name="P38">15.438</text:p>
          </table:table-cell>
          <table:table-cell table:style-name="Table7.D3" office:value-type="string">
            <text:p text:style-name="P38">19</text:p>
          </table:table-cell>
          <table:table-cell table:style-name="Table7.E3" office:value-type="string">
            <text:p text:style-name="P38">6.785</text:p>
          </table:table-cell>
          <table:table-cell table:style-name="Table7.F3" office:value-type="string">
            <text:p text:style-name="P38">4</text:p>
          </table:table-cell>
          <table:table-cell table:style-name="Table7.G3" office:value-type="string">
            <text:p text:style-name="P38">9.375</text:p>
          </table:table-cell>
        </table:table-row>
        <table:table-row>
          <table:table-cell table:style-name="Table7.A4" office:value-type="string">
            <text:p text:style-name="P10">50</text:p>
          </table:table-cell>
          <table:table-cell table:style-name="Table7.B4" office:value-type="string">
            <text:p text:style-name="P38">16</text:p>
          </table:table-cell>
          <table:table-cell table:style-name="Table7.C4" office:value-type="string">
            <text:p text:style-name="P38">13.196</text:p>
          </table:table-cell>
          <table:table-cell table:style-name="Table7.D4" office:value-type="string">
            <text:p text:style-name="P38">4</text:p>
          </table:table-cell>
          <table:table-cell table:style-name="Table7.E4" office:value-type="string">
            <text:p text:style-name="P38">4.776</text:p>
          </table:table-cell>
          <table:table-cell table:style-name="Table7.F4" office:value-type="string">
            <text:p text:style-name="P38">1</text:p>
          </table:table-cell>
          <table:table-cell table:style-name="Table7.G4" office:value-type="string">
            <text:p text:style-name="P38">8.886</text:p>
          </table:table-cell>
        </table:table-row>
        <table:table-row>
          <table:table-cell table:style-name="Table7.A5" office:value-type="string">
            <text:p text:style-name="P10">100</text:p>
          </table:table-cell>
          <table:table-cell table:style-name="Table7.B5" office:value-type="string">
            <text:p text:style-name="P38">4</text:p>
          </table:table-cell>
          <table:table-cell table:style-name="Table7.C5" office:value-type="string">
            <text:p text:style-name="P38">9.962</text:p>
          </table:table-cell>
          <table:table-cell table:style-name="Table7.D5" office:value-type="string">
            <text:p text:style-name="P38">2</text:p>
          </table:table-cell>
          <table:table-cell table:style-name="Table7.E5" office:value-type="string">
            <text:p text:style-name="P38">4.476</text:p>
          </table:table-cell>
          <table:table-cell table:style-name="Table7.F5" office:value-type="string">
            <text:p text:style-name="P38">1</text:p>
          </table:table-cell>
          <table:table-cell table:style-name="Table7.G5" office:value-type="string">
            <text:p text:style-name="P38">9.016</text:p>
          </table:table-cell>
        </table:table-row>
      </table:table>
      <text:p text:style-name="P32"><text:span text:style-name="T31">Tabela </text:span><text:span text:style-name="T32">8</text:span><text:span text:style-name="T31"> – Matriz </text:span><text:span text:style-name="T32">Dubcova2</text:span><text:span text:style-name="T31"> – Método GMRES sem ordenamento RCM </text:span></text:p>
      <text:p text:style-name="P64"/>
      <text:p text:style-name="P6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C"/>
        <table:table-column table:style-name="Table8.G"/>
        <table:table-row>
          <table:table-cell table:style-name="Table8.A1" office:value-type="string">
            <text:p text:style-name="P4"/>
          </table:table-cell>
          <table:table-cell table:style-name="Table8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8.B1" table:number-columns-spanned="2" office:value-type="string">
            <text:p text:style-name="P8">GMRES + ILU(0)</text:p>
          </table:table-cell>
          <table:covered-table-cell/>
          <table:table-cell table:style-name="Table8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8.A4" office:value-type="string">
            <text:p text:style-name="P10">K</text:p>
          </table:table-cell>
          <table:table-cell table:style-name="Table8.B2" office:value-type="string">
            <text:p text:style-name="P10">Iterações</text:p>
          </table:table-cell>
          <table:table-cell table:style-name="Table8.C2" office:value-type="string">
            <text:p text:style-name="P10">Tempo</text:p>
          </table:table-cell>
          <table:table-cell table:style-name="Table8.D2" office:value-type="string">
            <text:p text:style-name="P10">Iterações</text:p>
          </table:table-cell>
          <table:table-cell table:style-name="Table8.E2" office:value-type="string">
            <text:p text:style-name="P10">Tempo</text:p>
          </table:table-cell>
          <table:table-cell table:style-name="Table8.F2" office:value-type="string">
            <text:p text:style-name="P10">Iterações</text:p>
          </table:table-cell>
          <table:table-cell table:style-name="Table8.G2" office:value-type="string">
            <text:p text:style-name="P10">Tempo</text:p>
          </table:table-cell>
        </table:table-row>
        <table:table-row>
          <table:table-cell table:style-name="Table8.A4" office:value-type="string">
            <text:p text:style-name="P10">20</text:p>
          </table:table-cell>
          <table:table-cell table:style-name="Table8.B3" office:value-type="string">
            <text:p text:style-name="P37">74</text:p>
          </table:table-cell>
          <table:table-cell table:style-name="Table8.C3" office:value-type="string">
            <text:p text:style-name="P37">17.700</text:p>
          </table:table-cell>
          <table:table-cell table:style-name="Table8.D3" office:value-type="string">
            <text:p text:style-name="P37">7</text:p>
          </table:table-cell>
          <table:table-cell table:style-name="Table8.E3" office:value-type="string">
            <text:p text:style-name="P37">3.875</text:p>
          </table:table-cell>
          <table:table-cell table:style-name="Table8.F3" office:value-type="string">
            <text:p text:style-name="P37">3</text:p>
          </table:table-cell>
          <table:table-cell table:style-name="Table8.G3" office:value-type="string">
            <text:p text:style-name="P37">2.909</text:p>
          </table:table-cell>
        </table:table-row>
        <table:table-row>
          <table:table-cell table:style-name="Table8.A4" office:value-type="string">
            <text:p text:style-name="P10">50</text:p>
          </table:table-cell>
          <table:table-cell table:style-name="Table8.B4" office:value-type="string">
            <text:p text:style-name="P37">16</text:p>
          </table:table-cell>
          <table:table-cell table:style-name="Table8.C4" office:value-type="string">
            <text:p text:style-name="P37">14.402</text:p>
          </table:table-cell>
          <table:table-cell table:style-name="Table8.D4" office:value-type="string">
            <text:p text:style-name="P37">2</text:p>
          </table:table-cell>
          <table:table-cell table:style-name="Table8.E4" office:value-type="string">
            <text:p text:style-name="P37">3.611</text:p>
          </table:table-cell>
          <table:table-cell table:style-name="Table8.F4" office:value-type="string">
            <text:p text:style-name="P37">1</text:p>
          </table:table-cell>
          <table:table-cell table:style-name="Table8.G4" office:value-type="string">
            <text:p text:style-name="P37">2.921</text:p>
          </table:table-cell>
        </table:table-row>
        <table:table-row>
          <table:table-cell table:style-name="Table8.A5" office:value-type="string">
            <text:p text:style-name="P10">100</text:p>
          </table:table-cell>
          <table:table-cell table:style-name="Table8.B5" office:value-type="string">
            <text:p text:style-name="P37">4</text:p>
          </table:table-cell>
          <table:table-cell table:style-name="Table8.C5" office:value-type="string">
            <text:p text:style-name="P37">11.191</text:p>
          </table:table-cell>
          <table:table-cell table:style-name="Table8.D5" office:value-type="string">
            <text:p text:style-name="P37">1</text:p>
          </table:table-cell>
          <table:table-cell table:style-name="Table8.E5" office:value-type="string">
            <text:p text:style-name="P37">4.014</text:p>
          </table:table-cell>
          <table:table-cell table:style-name="Table8.F5" office:value-type="string">
            <text:p text:style-name="P37">1</text:p>
          </table:table-cell>
          <table:table-cell table:style-name="Table8.G5" office:value-type="string">
            <text:p text:style-name="P37">2.831</text:p>
          </table:table-cell>
        </table:table-row>
      </table:table>
      <text:p text:style-name="P32"><text:span text:style-name="T31">Tabela </text:span><text:span text:style-name="T32">9</text:span><text:span text:style-name="T31"> – Matriz </text:span><text:span text:style-name="T32">Dubcova2</text:span><text:span text:style-name="T31"> – Método GMRES com ordenamento RCM </text:span></text:p>
      <text:p text:style-name="P55"/>
      <text:p text:style-name="P24"><text:span text:style-name="T29"><text:tab/>Comparando os resultados mostrados nas tabelas 2 e 3, concluímos que os melhores valores de </text:span><text:span text:style-name="T36">k </text:span><text:span text:style-name="T29">e </text:span><text:span text:style-name="T36">p</text:span><text:span text:style-name="T29"> para GMRES com condicionamento são X e Y, e para GMRES sem condicionamento são X e Y, respectivamente. Esses resultados também são apresentados na Figura 4.</text:span></text:p>
      <text:p text:style-name="P57"/>
      <text:p text:style-name="P59">[FIGURA4]</text:p>
      <text:p text:style-name="P46">4. Conclusões</text:p>
      <text:p text:style-name="P51"><text:tab/></text:p>
      <text:p text:style-name="P18"><text:tab/></text:p>
      <text:p text:style-name="P33"><text:span text:style-name="T19">5. </text:span>Referências</text:p>
      <text:p text:style-name="P13"/>
      <text:p text:style-name="P30">CARVALHO, Luiz Mariano; FORTES, Wagner R.; MANGIAVACCHI, Norberto. Precondicionadores e solucionadores para problemas de reservatório.</text:p>
      <text:p text:style-name="P29"/>
      <text:p text:style-name="P28"><text:span text:style-name="T3">SAAD, Youcef; SCHULTZ, Martin H. GMRES: A generalized minimal residual algorithm for solving nonsymmetric linear systems. </text:span><text:span text:style-name="T2">SIAM Journal on scientific and statistical computing</text:span><text:span text:style-name="T3">, v. 7, n. 3, p. 856-869, 1986.</text:span>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5:27:33.015678000</meta:creation-date>
    <dc:date>2016-06-20T23:21:33.525143000</dc:date>
    <meta:editing-duration>PT1H21M24S</meta:editing-duration>
    <meta:editing-cycles>15</meta:editing-cycles>
    <meta:generator>LibreOffice/5.1.3.2$MacOSX_X86_64 LibreOffice_project/644e4637d1d8544fd9f56425bd6cec110e49301b</meta:generator>
    <meta:document-statistic meta:table-count="9" meta:image-count="0" meta:object-count="0" meta:page-count="8" meta:paragraph-count="325" meta:word-count="1230" meta:character-count="7425" meta:non-whitespace-character-count="6466"/>
  </office:meta>
</office:document-meta>
</file>